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FKai-SB" svg:font-family="DFKai-SB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 Font" svg:font-family="'Times New Roman Font'"/>
    <style:font-face style:name="標楷體" svg:font-family="標楷體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4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keyword (關鍵字)</text:span></text:p>
      <text:p text:style-name="P1"/>
      <text:p text:style-name="P2">2. data type (所支援的資料型態)</text:p>
      <text:p text:style-name="P1"><text:s text:c="3"/>int, float, double, char, short, void, const, pointer, struct, union</text:p>
      <text:p text:style-name="P1"><text:s text:c="3"/>不支援bit field</text:p>
      <text:p text:style-name="P1"/>
      <text:p text:style-name="P2">3. 註解方式</text:p>
      <text:p text:style-name="P1"><text:s text:c="3"/>//</text:p>
      <text:p text:style-name="P1"><text:s text:c="3"/>/* */</text:p>
      <text:p text:style-name="P1"><text:s text:c="3"/></text:p>
      <text:p text:style-name="P2">4. program execution</text:p>
      <text:p text:style-name="P1"><text:s text:c="3"/>程式可包含多個函式</text:p>
      <text:p text:style-name="P1"/>
      <text:p text:style-name="P2">5. program control flow </text:p>
      <text:p text:style-name="P1"><text:s text:c="3"/>For-loop, If-then-else, While, continue, (Do-While, Switch-Case-Default, break)</text:p>
      <text:p text:style-name="P1"><text:s text:c="3"/></text:p>
      <text:p text:style-name="P1"><text:span text:style-name="T1">6. program statement</text:span></text:p>
      <text:p text:style-name="P1"><text:s text:c="3"/>+, -, *, /, %</text:p>
      <text:p text:style-name="P1"><text:s text:c="3"/>&gt;, &lt;, ==, &gt;=, &lt;=, !=</text:p>
      <text:p text:style-name="P1"><text:s text:c="3"/>&amp;, |, !, ^, ~, &gt;&gt;, &lt;&lt;</text:p>
      <text:p text:style-name="P1"><text:s text:c="3"/>+=, -<text:span text:style-name="T2">=</text:span>, *=, /=, %=, &amp;=, |=, ^=, &gt;&gt;=, &lt;&lt;=</text:p>
      <text:p text:style-name="P1"><text:s text:c="3"/>&amp;&amp;, ||</text:p>
      <text:p text:style-name="P1"><text:s text:c="3"/>++, --</text:p>
      <text:p text:style-name="P1"><text:s text:c="3"/></text:p>
      <text:p text:style-name="P2">7. literal</text:p>
      <text:p text:style-name="P1"><text:s text:c="3"/>"literal", 'L'</text:p>
      <text:p text:style-name="P1"><text:s text:c="3"/>123</text:p>
      <text:p text:style-name="P1"><text:s text:c="3"/>123.456</text:p>
      <text:p text:style-name="P1"><text:s text:c="3"/>1e9</text:p>
      <text:p text:style-name="P1"><text:s text:c="3"/>-3</text:p>
      <text:p text:style-name="P1"><text:s text:c="3"/>.456</text:p>
      <text:p text:style-name="P1"><text:s text:c="3"/>123.</text:p>
      <text:p text:style-name="P1"><text:s text:c="3"/>123.456e9</text:p>
      <text:p text:style-name="P1"><text:s text:c="3"/>0b01001</text:p>
      <text:p text:style-name="P1"><text:s text:c="2"/>不支援以0開頭的常數、八進位、十六進位</text:p>
      <text:p text:style-name="P1"/>
      <text:p text:style-name="P2">8. std function</text:p>
      <text:p text:style-name="P1"><text:s text:c="3"/>printf, scanf, malloc, free</text:p>
      <text:p text:style-name="P1"/>
      <text:p text:style-name="P2">9. ignore Directive</text:p>
      <text:p text:style-name="P1"><text:s text:c="3"/>#include</text:p>
      <text:p text:style-name="P1"/>
      <text:p text:style-name="P2">10. 其他標點符號</text:p>
      <text:p text:style-name="P1"><text:s text:c="3"/>,</text:p>
      <text:p text:style-name="P1"><text:s text:c="3"/>.</text:p>
      <text:p text:style-name="P1"><text:s text:c="3"/>:</text:p>
      <text:p text:style-name="P1"><text:s text:c="3"/>;</text:p>
      <text:p text:style-name="P1"><text:s text:c="3"/>.</text:p>
      <text:p text:style-name="P1"><text:s text:c="3"/>不支援-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FKai-SB" svg:font-family="DFKai-SB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 Font" svg:font-family="'Times New Roman Font'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FKai-SB" style:font-size-asian="12pt" style:language-asian="zh" style:country-asian="TW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FKai-SB" style:font-size-asian="12pt" style:language-asian="zh" style:country-asian="TW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FKai-SB" style:font-family-asian="DFKai-SB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DFKai-SB" style:font-family-asian="DFKai-SB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DFKai-SB" style:font-family-asian="DFKai-SB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DFKai-SB" style:font-family-asian="DFKai-SB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7:52:50.366525070</meta:creation-date>
    <meta:print-date>2025-03-28T18:15:57.144349382</meta:print-date>
    <meta:printed-by>PDF files</meta:printed-by>
    <dc:date>2025-03-28T18:35:57.246518234</dc:date>
    <meta:editing-duration>PT18M47S</meta:editing-duration>
    <meta:editing-cycles>1</meta:editing-cycles>
    <meta:document-statistic meta:table-count="0" meta:image-count="0" meta:object-count="0" meta:page-count="1" meta:paragraph-count="43" meta:word-count="159" meta:character-count="660" meta:non-whitespace-character-count="495"/>
    <meta:generator>LibreOffice/24.2.7.2$Linux_X86_64 LibreOffice_project/420$Build-2</meta:generator>
  </office:meta>
</office:document-meta>
</file>